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4_ESTETISTA</text:p>
          </table:table-cell>
          <table:covered-table-cell table:number-columns-repeated="3"/>
          <table:table-cell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</table:table-row>
        <table:table-row table:style-name="ro4">
          <table:table-cell table:style-name="ce4" office:value-type="string" calcext:value-type="string">
            <text:p>GESTIRE UN’AGEND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IMULAZIONE AGENDA AZIENDALE CON GOOGLE CALENDAR</text:p>
          </table:table-cell>
          <table:table-cell table:style-name="ce4" office:value-type="string" calcext:value-type="string">
            <text:p>google calendar,</text:p>
            <text:p>Gestione appuntamenti</text:p>
          </table:table-cell>
          <table:table-cell table:style-name="ce4" office:value-type="string" calcext:value-type="string">
            <text:p>valutazione progetto finale</text:p>
          </table:table-cell>
        </table:table-row>
        <table:table-row table:style-name="ro5">
          <table:table-cell table:style-name="ce4" office:value-type="string" calcext:value-type="string">
            <text:p>CREAZIONE IDEA DI BUSINESS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CREAZIONE PROGETTO PERSONALE A PC IN CANVA</text:p>
          </table:table-cell>
          <table:table-cell table:style-name="ce4" office:value-type="string" calcext:value-type="string">
            <text:p>geolocalizzazione,</text:p>
            <text:p>target, </text:p>
            <text:p>listino prezzi, </text:p>
            <text:p>brochures, </text:p>
            <text:p>descrizione idea di business, </text:p>
            <text:p>regole grafiche per materiale pubblicitario, </text:p>
            <text:p>pubblicizzare linea di prodotti, </text:p>
            <text:p>creazione insegna, </text:p>
            <text:p>logo aziendale, </text:p>
            <text:p>regole contenuti materiale pubblicitario</text:p>
          </table:table-cell>
          <table:table-cell table:style-name="ce4" office:value-type="string" calcext:value-type="string">
            <text:p>valutazione progetto finale</text:p>
            <text:p/>
          </table:table-cell>
        </table:table-row>
        <table:table-row table:style-name="ro6">
          <table:table-cell table:style-name="ce4" office:value-type="string" calcext:value-type="string">
            <text:p>EXCEL AVANZATO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string" calcext:value-type="string">
            <text:p>creazione progetto personale a PC </text:p>
          </table:table-cell>
          <table:table-cell table:style-name="ce4" office:value-type="string" calcext:value-type="string">
            <text:p>convalida dati,</text:p>
            <text:p>funzioni casuali,</text:p>
            <text:p>formattazione condizionale,</text:p>
            <text:p>gestione fogli,</text:p>
            <text:p>Macro,</text:p>
            <text:p>Macro esercizi </text:p>
          </table:table-cell>
          <table:table-cell table:style-name="ce4"/>
        </table:table-row>
        <table:table-row table:style-name="ro7">
          <table:table-cell table:style-name="ce4" office:value-type="string" calcext:value-type="string">
            <text:p>CREAZIONE DI DATABASE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creazione progetto personale in EXCEL e in ACCESS</text:p>
          </table:table-cell>
          <table:table-cell table:style-name="ce4" office:value-type="string" calcext:value-type="string">
            <text:p>creazione scheda clienti,</text:p>
            <text:p>creazione scheda fornitori, </text:p>
            <text:p>rielaborazioni dati, </text:p>
            <text:p>andamenti statistici, </text:p>
            <text:p>Integrazione fogli excel</text:p>
          </table:table-cell>
          <table:table-cell table:style-name="ce4"/>
        </table:table-row>
        <table:table-row table:style-name="ro6">
          <table:table-cell table:style-name="ce4" office:value-type="string" calcext:value-type="string">
            <text:p>CANVA</text:p>
          </table:table-cell>
          <table:table-cell table:style-name="ce7"/>
          <table:table-cell table:style-name="ce4" office:value-type="string" calcext:value-type="string">
            <text:p>creazione progetto personale in CANVA</text:p>
          </table:table-cell>
          <table:table-cell table:style-name="ce4" office:value-type="string" calcext:value-type="string">
            <text:p>creazione di un account, </text:p>
            <text:p>analisi dei modelli da utilizzare, </text:p>
            <text:p>creazione di un biglietto da visita, </text:p>
            <text:p>creazione di una presentazione su un argomento a scelta, </text:p>
            <text:p>creazione di una brochure di un negozio</text:p>
          </table:table-cell>
          <table:table-cell table:style-name="ce4"/>
        </table:table-row>
        <table:table-row table:style-name="ro7">
          <table:table-cell table:style-name="ce4" office:value-type="string" calcext:value-type="string">
            <text:p>POWER POINT</text:p>
          </table:table-cell>
          <table:table-cell table:style-name="ce7"/>
          <table:table-cell table:style-name="ce4" office:value-type="string" calcext:value-type="string">
            <text:p>creazione progetto personale in POWER POINT</text:p>
          </table:table-cell>
          <table:table-cell table:style-name="ce4" office:value-type="string" calcext:value-type="string">
            <text:p>analisi dei modelli da utilizzare,</text:p>
            <text:p>creazione di un biglietto da visita,</text:p>
            <text:p>creazione di una presentazione su un argomento a scelta,</text:p>
            <text:p>creazione di una brochure di un negozio </text:p>
          </table:table-cell>
          <table:table-cell table:style-name="ce4"/>
        </table:table-row>
        <table:table-row table:style-name="ro3" table:number-rows-repeated="7">
          <table:table-cell table:style-name="ce12"/>
          <table:table-cell table:style-name="ce16"/>
          <table:table-cell table:style-name="ce12" table:number-columns-repeated="2"/>
          <table:table-cell table:style-name="ce17"/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5T14:38:04.066932033</dc:date>
    <meta:editing-duration>PT23M35S</meta:editing-duration>
    <meta:editing-cycles>6</meta:editing-cycles>
    <meta:generator>LibreOffice/7.3.7.2$Linux_X86_64 LibreOffice_project/30$Build-2</meta:generator>
    <meta:document-statistic meta:table-count="1" meta:cell-count="31" meta:object-count="0"/>
  </office:meta>
</office:document-meta>
</file>